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54mm"/>
    </style:style>
    <style:style style:name="co2" style:family="table-column">
      <style:table-column-properties fo:break-before="auto" style:column-width="7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B54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B55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B56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C46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C54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C55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C56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D54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D55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D56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E54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E55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E56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F54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F55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F56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G54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G55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G56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H5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H55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H56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I54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I55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I56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J54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J55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J56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K54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K55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K56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L54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L55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L56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M54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M55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M56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N54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N55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N56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O54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O55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O56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P54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P55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P56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Q54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Q55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Q56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R54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R55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R56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S54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S55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S56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T54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T55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T56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U54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U55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  <style:map style:condition="cell-content()=0" style:apply-style-name="Default" style:base-cell-address="english.U56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</style:style>
  </office:automatic-styles>
  <office:body>
    <office:spreadsheet>
      <table:calculation-settings table:automatic-find-labels="false"/>
      <table:table table:name="français" table:style-name="ta1">
        <table:table-column table:style-name="co1" table:default-cell-style-name="Default"/>
        <table:table-column table:style-name="co2" table:number-columns-repeated="20" table:default-cell-style-name="ce3"/>
        <table:table-row table:style-name="ro1" table:visibility="collapse">
          <table:table-cell/>
          <table:table-cell table:style-name="Default" table:number-columns-repeated="20"/>
        </table:table-row>
        <table:table-row table:style-name="ro1" table:visibility="collapse">
          <table:table-cell office:value-type="string" calcext:value-type="string">
            <text:p>Relié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 table:number-columns-repeated="18"/>
        </table:table-row>
        <table:table-row table:style-name="ro1" table:visibility="collapse">
          <table:table-cell office:value-type="string" calcext:value-type="string">
            <text:p>Non relié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 table:number-columns-repeated="18"/>
        </table:table-row>
        <table:table-row table:style-name="ro1" table:visibility="collapse">
          <table:table-cell office:value-type="string" calcext:value-type="string">
            <text:p>Relié mais mal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 table:number-columns-repeated="18"/>
        </table:table-row>
        <table:table-row table:style-name="ro1" table:visibility="collapse">
          <table:table-cell office:value-type="string" calcext:value-type="string">
            <text:p>Non relié mauvais état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18"/>
        </table:table-row>
        <table:table-row table:style-name="ro1" table:visibility="collapse">
          <table:table-cell office:value-type="string" calcext:value-type="string">
            <text:p>rien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 table:number-columns-repeated="18"/>
        </table:table-row>
        <table:table-row table:style-name="ro1" table:visibility="collapse" table:number-rows-repeated="2">
          <table:table-cell/>
          <table:table-cell table:style-name="Default" table:number-columns-repeated="20"/>
        </table:table-row>
        <table:table-row table:style-name="ro1" table:visibility="collapse">
          <table:table-cell table:style-name="ce1" office:value-type="string" calcext:value-type="string">
            <text:p>Temp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 table:visibility="collapse">
          <table:table-cell/>
          <table:table-cell table:style-name="Default" table:number-columns-repeated="20"/>
        </table:table-row>
        <table:table-row table:style-name="ro1" table:visibility="collapse">
          <table:table-cell office:value-type="string" calcext:value-type="string">
            <text:p>Collection A (collection mère)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Collection B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Collection C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1" calcext:value-type="float">
            <text:p>1</text:p>
          </table:table-cell>
        </table:table-row>
        <table:table-row table:style-name="ro1" table:visibility="collapse" table:number-rows-repeated="2">
          <table:table-cell table:number-columns-repeated="21"/>
        </table:table-row>
        <table:table-row table:style-name="ro1" table:visibility="collapse">
          <table:table-cell office:value-type="string" calcext:value-type="string">
            <text:p>Cycle des éléments reliés</text:p>
          </table:table-cell>
          <table:table-cell table:number-columns-repeated="20"/>
        </table:table-row>
        <table:table-row table:style-name="ro1" table:visibility="collapse">
          <table:table-cell office:value-type="string" calcext:value-type="string">
            <text:p>Contribution initiale A</text:p>
          </table:table-cell>
          <table:table-cell table:formula="of:=IF(OR([.B11]=4;[.B11]=2);[.B11];)" office:value-type="float" office:value="4" calcext:value-type="float">
            <text:p>4</text:p>
          </table:table-cell>
          <table:table-cell table:formula="of:=IF(OR([.C11]=4;[.C11]=2);[.C11];)" office:value-type="float" office:value="2" calcext:value-type="float">
            <text:p>2</text:p>
          </table:table-cell>
          <table:table-cell table:formula="of:=IF(OR([.D11]=4;[.D11]=2);[.D11];)" office:value-type="float" office:value="0" calcext:value-type="float">
            <text:p>0</text:p>
          </table:table-cell>
          <table:table-cell table:formula="of:=IF(OR([.E11]=4;[.E11]=2);[.E11];)" office:value-type="float" office:value="4" calcext:value-type="float">
            <text:p>4</text:p>
          </table:table-cell>
          <table:table-cell table:formula="of:=IF(OR([.F11]=4;[.F11]=2);[.F11];)" office:value-type="float" office:value="0" calcext:value-type="float">
            <text:p>0</text:p>
          </table:table-cell>
          <table:table-cell table:formula="of:=IF(OR([.G11]=4;[.G11]=2);[.G11];)" office:value-type="float" office:value="0" calcext:value-type="float">
            <text:p>0</text:p>
          </table:table-cell>
          <table:table-cell table:formula="of:=IF(OR([.H11]=4;[.H11]=2);[.H11];)" office:value-type="float" office:value="0" calcext:value-type="float">
            <text:p>0</text:p>
          </table:table-cell>
          <table:table-cell table:formula="of:=IF(OR([.I11]=4;[.I11]=2);[.I11];)" office:value-type="float" office:value="0" calcext:value-type="float">
            <text:p>0</text:p>
          </table:table-cell>
          <table:table-cell table:formula="of:=IF(OR([.J11]=4;[.J11]=2);[.J11];)" office:value-type="float" office:value="0" calcext:value-type="float">
            <text:p>0</text:p>
          </table:table-cell>
          <table:table-cell table:formula="of:=IF(OR([.K11]=4;[.K11]=2);[.K11];)" office:value-type="float" office:value="0" calcext:value-type="float">
            <text:p>0</text:p>
          </table:table-cell>
          <table:table-cell table:formula="of:=IF(OR([.L11]=4;[.L11]=2);[.L11];)" office:value-type="float" office:value="0" calcext:value-type="float">
            <text:p>0</text:p>
          </table:table-cell>
          <table:table-cell table:formula="of:=IF(OR([.M11]=4;[.M11]=2);[.M11];)" office:value-type="float" office:value="4" calcext:value-type="float">
            <text:p>4</text:p>
          </table:table-cell>
          <table:table-cell table:formula="of:=IF(OR([.N11]=4;[.N11]=2);[.N11];)" office:value-type="float" office:value="0" calcext:value-type="float">
            <text:p>0</text:p>
          </table:table-cell>
          <table:table-cell table:formula="of:=IF(OR([.O11]=4;[.O11]=2);[.O11];)" office:value-type="float" office:value="2" calcext:value-type="float">
            <text:p>2</text:p>
          </table:table-cell>
          <table:table-cell table:formula="of:=IF(OR([.P11]=4;[.P11]=2);[.P11];)" office:value-type="float" office:value="0" calcext:value-type="float">
            <text:p>0</text:p>
          </table:table-cell>
          <table:table-cell table:formula="of:=IF(OR([.Q11]=4;[.Q11]=2);[.Q11];)" office:value-type="float" office:value="0" calcext:value-type="float">
            <text:p>0</text:p>
          </table:table-cell>
          <table:table-cell table:formula="of:=IF(OR([.R11]=4;[.R11]=2);[.R11];)" office:value-type="float" office:value="0" calcext:value-type="float">
            <text:p>0</text:p>
          </table:table-cell>
          <table:table-cell table:formula="of:=IF(OR([.S11]=4;[.S11]=2);[.S11];)" office:value-type="float" office:value="0" calcext:value-type="float">
            <text:p>0</text:p>
          </table:table-cell>
          <table:table-cell table:formula="of:=IF(OR([.T11]=4;[.T11]=2);[.T11];)" office:value-type="float" office:value="0" calcext:value-type="float">
            <text:p>0</text:p>
          </table:table-cell>
          <table:table-cell table:formula="of:=IF(OR([.U11]=4;[.U11]=2);[.U11];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Améliorations par B</text:p>
          </table:table-cell>
          <table:table-cell table:formula="of:=IF(OR(AND([.B17]=0;OR([.B12]=4;[.B12]=2));AND([.B17]=2;[.B12]=4));[.B12];)" office:value-type="float" office:value="0" calcext:value-type="float">
            <text:p>0</text:p>
          </table:table-cell>
          <table:table-cell table:formula="of:=IF(OR(AND([.C17]=0;OR([.C12]=4;[.C12]=2));AND([.C17]=2;[.C12]=4));[.C12];)" office:value-type="float" office:value="4" calcext:value-type="float">
            <text:p>4</text:p>
          </table:table-cell>
          <table:table-cell table:formula="of:=IF(OR(AND([.D17]=0;OR([.D12]=4;[.D12]=2));AND([.D17]=2;[.D12]=4));[.D12];)" office:value-type="float" office:value="4" calcext:value-type="float">
            <text:p>4</text:p>
          </table:table-cell>
          <table:table-cell table:formula="of:=IF(OR(AND([.E17]=0;OR([.E12]=4;[.E12]=2));AND([.E17]=2;[.E12]=4));[.E12];)" office:value-type="float" office:value="0" calcext:value-type="float">
            <text:p>0</text:p>
          </table:table-cell>
          <table:table-cell table:formula="of:=IF(OR(AND([.F17]=0;OR([.F12]=4;[.F12]=2));AND([.F17]=2;[.F12]=4));[.F12];)" office:value-type="float" office:value="2" calcext:value-type="float">
            <text:p>2</text:p>
          </table:table-cell>
          <table:table-cell table:formula="of:=IF(OR(AND([.G17]=0;OR([.G12]=4;[.G12]=2));AND([.G17]=2;[.G12]=4));[.G12];)" office:value-type="float" office:value="4" calcext:value-type="float">
            <text:p>4</text:p>
          </table:table-cell>
          <table:table-cell table:formula="of:=IF(OR(AND([.H17]=0;OR([.H12]=4;[.H12]=2));AND([.H17]=2;[.H12]=4));[.H12];)" office:value-type="float" office:value="0" calcext:value-type="float">
            <text:p>0</text:p>
          </table:table-cell>
          <table:table-cell table:formula="of:=IF(OR(AND([.I17]=0;OR([.I12]=4;[.I12]=2));AND([.I17]=2;[.I12]=4));[.I12];)" office:value-type="float" office:value="4" calcext:value-type="float">
            <text:p>4</text:p>
          </table:table-cell>
          <table:table-cell table:formula="of:=IF(OR(AND([.J17]=0;OR([.J12]=4;[.J12]=2));AND([.J17]=2;[.J12]=4));[.J12];)" office:value-type="float" office:value="0" calcext:value-type="float">
            <text:p>0</text:p>
          </table:table-cell>
          <table:table-cell table:formula="of:=IF(OR(AND([.K17]=0;OR([.K12]=4;[.K12]=2));AND([.K17]=2;[.K12]=4));[.K12];)" office:value-type="float" office:value="0" calcext:value-type="float">
            <text:p>0</text:p>
          </table:table-cell>
          <table:table-cell table:formula="of:=IF(OR(AND([.L17]=0;OR([.L12]=4;[.L12]=2));AND([.L17]=2;[.L12]=4));[.L12];)" office:value-type="float" office:value="0" calcext:value-type="float">
            <text:p>0</text:p>
          </table:table-cell>
          <table:table-cell table:formula="of:=IF(OR(AND([.M17]=0;OR([.M12]=4;[.M12]=2));AND([.M17]=2;[.M12]=4));[.M12];)" office:value-type="float" office:value="0" calcext:value-type="float">
            <text:p>0</text:p>
          </table:table-cell>
          <table:table-cell table:formula="of:=IF(OR(AND([.N17]=0;OR([.N12]=4;[.N12]=2));AND([.N17]=2;[.N12]=4));[.N12];)" office:value-type="float" office:value="2" calcext:value-type="float">
            <text:p>2</text:p>
          </table:table-cell>
          <table:table-cell table:formula="of:=IF(OR(AND([.O17]=0;OR([.O12]=4;[.O12]=2));AND([.O17]=2;[.O12]=4));[.O12];)" office:value-type="float" office:value="0" calcext:value-type="float">
            <text:p>0</text:p>
          </table:table-cell>
          <table:table-cell table:formula="of:=IF(OR(AND([.P17]=0;OR([.P12]=4;[.P12]=2));AND([.P17]=2;[.P12]=4));[.P12];)" office:value-type="float" office:value="0" calcext:value-type="float">
            <text:p>0</text:p>
          </table:table-cell>
          <table:table-cell table:formula="of:=IF(OR(AND([.Q17]=0;OR([.Q12]=4;[.Q12]=2));AND([.Q17]=2;[.Q12]=4));[.Q12];)" office:value-type="float" office:value="2" calcext:value-type="float">
            <text:p>2</text:p>
          </table:table-cell>
          <table:table-cell table:formula="of:=IF(OR(AND([.R17]=0;OR([.R12]=4;[.R12]=2));AND([.R17]=2;[.R12]=4));[.R12];)" office:value-type="float" office:value="0" calcext:value-type="float">
            <text:p>0</text:p>
          </table:table-cell>
          <table:table-cell table:formula="of:=IF(OR(AND([.S17]=0;OR([.S12]=4;[.S12]=2));AND([.S17]=2;[.S12]=4));[.S12];)" office:value-type="float" office:value="0" calcext:value-type="float">
            <text:p>0</text:p>
          </table:table-cell>
          <table:table-cell table:formula="of:=IF(OR(AND([.T17]=0;OR([.T12]=4;[.T12]=2));AND([.T17]=2;[.T12]=4));[.T12];)" office:value-type="float" office:value="4" calcext:value-type="float">
            <text:p>4</text:p>
          </table:table-cell>
          <table:table-cell table:formula="of:=IF(OR(AND([.U17]=0;OR([.U12]=4;[.U12]=2));AND([.U17]=2;[.U12]=4));[.U12];)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Améliorations par C</text:p>
          </table:table-cell>
          <table:table-cell table:formula="of:=IF(OR(AND(([.B17]+[.B18])=0;OR([.B13]=4;[.B13]=2));AND(([.B17]+[.B18])=2;[.B13]=4));[.B13];)" office:value-type="float" office:value="0" calcext:value-type="float">
            <text:p>0</text:p>
          </table:table-cell>
          <table:table-cell table:formula="of:=IF(OR(AND(([.C17]+[.C18])=0;OR([.C13]=4;[.C13]=2));AND(([.C17]+[.C18])=2;[.C13]=4));[.C13];)" office:value-type="float" office:value="0" calcext:value-type="float">
            <text:p>0</text:p>
          </table:table-cell>
          <table:table-cell table:formula="of:=IF(OR(AND(([.D17]+[.D18])=0;OR([.D13]=4;[.D13]=2));AND(([.D17]+[.D18])=2;[.D13]=4));[.D13];)" office:value-type="float" office:value="0" calcext:value-type="float">
            <text:p>0</text:p>
          </table:table-cell>
          <table:table-cell table:formula="of:=IF(OR(AND(([.E17]+[.E18])=0;OR([.E13]=4;[.E13]=2));AND(([.E17]+[.E18])=2;[.E13]=4));[.E13];)" office:value-type="float" office:value="0" calcext:value-type="float">
            <text:p>0</text:p>
          </table:table-cell>
          <table:table-cell table:formula="of:=IF(OR(AND(([.F17]+[.F18])=0;OR([.F13]=4;[.F13]=2));AND(([.F17]+[.F18])=2;[.F13]=4));[.F13];)" office:value-type="float" office:value="0" calcext:value-type="float">
            <text:p>0</text:p>
          </table:table-cell>
          <table:table-cell table:formula="of:=IF(OR(AND(([.G17]+[.G18])=0;OR([.G13]=4;[.G13]=2));AND(([.G17]+[.G18])=2;[.G13]=4));[.G13];)" office:value-type="float" office:value="0" calcext:value-type="float">
            <text:p>0</text:p>
          </table:table-cell>
          <table:table-cell table:formula="of:=IF(OR(AND(([.H17]+[.H18])=0;OR([.H13]=4;[.H13]=2));AND(([.H17]+[.H18])=2;[.H13]=4));[.H13];)" office:value-type="float" office:value="0" calcext:value-type="float">
            <text:p>0</text:p>
          </table:table-cell>
          <table:table-cell table:formula="of:=IF(OR(AND(([.I17]+[.I18])=0;OR([.I13]=4;[.I13]=2));AND(([.I17]+[.I18])=2;[.I13]=4));[.I13];)" office:value-type="float" office:value="0" calcext:value-type="float">
            <text:p>0</text:p>
          </table:table-cell>
          <table:table-cell table:formula="of:=IF(OR(AND(([.J17]+[.J18])=0;OR([.J13]=4;[.J13]=2));AND(([.J17]+[.J18])=2;[.J13]=4));[.J13];)" office:value-type="float" office:value="0" calcext:value-type="float">
            <text:p>0</text:p>
          </table:table-cell>
          <table:table-cell table:formula="of:=IF(OR(AND(([.K17]+[.K18])=0;OR([.K13]=4;[.K13]=2));AND(([.K17]+[.K18])=2;[.K13]=4));[.K13];)" office:value-type="float" office:value="0" calcext:value-type="float">
            <text:p>0</text:p>
          </table:table-cell>
          <table:table-cell table:formula="of:=IF(OR(AND(([.L17]+[.L18])=0;OR([.L13]=4;[.L13]=2));AND(([.L17]+[.L18])=2;[.L13]=4));[.L13];)" office:value-type="float" office:value="2" calcext:value-type="float">
            <text:p>2</text:p>
          </table:table-cell>
          <table:table-cell table:formula="of:=IF(OR(AND(([.M17]+[.M18])=0;OR([.M13]=4;[.M13]=2));AND(([.M17]+[.M18])=2;[.M13]=4));[.M13];)" office:value-type="float" office:value="0" calcext:value-type="float">
            <text:p>0</text:p>
          </table:table-cell>
          <table:table-cell table:formula="of:=IF(OR(AND(([.N17]+[.N18])=0;OR([.N13]=4;[.N13]=2));AND(([.N17]+[.N18])=2;[.N13]=4));[.N13];)" office:value-type="float" office:value="0" calcext:value-type="float">
            <text:p>0</text:p>
          </table:table-cell>
          <table:table-cell table:formula="of:=IF(OR(AND(([.O17]+[.O18])=0;OR([.O13]=4;[.O13]=2));AND(([.O17]+[.O18])=2;[.O13]=4));[.O13];)" office:value-type="float" office:value="0" calcext:value-type="float">
            <text:p>0</text:p>
          </table:table-cell>
          <table:table-cell table:formula="of:=IF(OR(AND(([.P17]+[.P18])=0;OR([.P13]=4;[.P13]=2));AND(([.P17]+[.P18])=2;[.P13]=4));[.P13];)" office:value-type="float" office:value="0" calcext:value-type="float">
            <text:p>0</text:p>
          </table:table-cell>
          <table:table-cell table:formula="of:=IF(OR(AND(([.Q17]+[.Q18])=0;OR([.Q13]=4;[.Q13]=2));AND(([.Q17]+[.Q18])=2;[.Q13]=4));[.Q13];)" office:value-type="float" office:value="4" calcext:value-type="float">
            <text:p>4</text:p>
          </table:table-cell>
          <table:table-cell table:formula="of:=IF(OR(AND(([.R17]+[.R18])=0;OR([.R13]=4;[.R13]=2));AND(([.R17]+[.R18])=2;[.R13]=4));[.R13];)" office:value-type="float" office:value="0" calcext:value-type="float">
            <text:p>0</text:p>
          </table:table-cell>
          <table:table-cell table:formula="of:=IF(OR(AND(([.S17]+[.S18])=0;OR([.S13]=4;[.S13]=2));AND(([.S17]+[.S18])=2;[.S13]=4));[.S13];)" office:value-type="float" office:value="4" calcext:value-type="float">
            <text:p>4</text:p>
          </table:table-cell>
          <table:table-cell table:formula="of:=IF(OR(AND(([.T17]+[.T18])=0;OR([.T13]=4;[.T13]=2));AND(([.T17]+[.T18])=2;[.T13]=4));[.T13];)" office:value-type="float" office:value="0" calcext:value-type="float">
            <text:p>0</text:p>
          </table:table-cell>
          <table:table-cell table:formula="of:=IF(OR(AND(([.U17]+[.U18])=0;OR([.U13]=4;[.U13]=2));AND(([.U17]+[.U18])=2;[.U13]=4));[.U13];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21"/>
        </table:table-row>
        <table:table-row table:style-name="ro1" table:visibility="collapse">
          <table:table-cell office:value-type="string" calcext:value-type="string">
            <text:p>Résultante intermédiaire</text:p>
          </table:table-cell>
          <table:table-cell table:formula="of:=IF(SUM([.B17:.B19])=0;;MAX([.B17:.B19]))" office:value-type="float" office:value="4" calcext:value-type="float">
            <text:p>4</text:p>
          </table:table-cell>
          <table:table-cell table:formula="of:=IF(SUM([.C17:.C19])=0;;MAX([.C17:.C19]))" office:value-type="float" office:value="4" calcext:value-type="float">
            <text:p>4</text:p>
          </table:table-cell>
          <table:table-cell table:formula="of:=IF(SUM([.D17:.D19])=0;;MAX([.D17:.D19]))" office:value-type="float" office:value="4" calcext:value-type="float">
            <text:p>4</text:p>
          </table:table-cell>
          <table:table-cell table:formula="of:=IF(SUM([.E17:.E19])=0;;MAX([.E17:.E19]))" office:value-type="float" office:value="4" calcext:value-type="float">
            <text:p>4</text:p>
          </table:table-cell>
          <table:table-cell table:formula="of:=IF(SUM([.F17:.F19])=0;;MAX([.F17:.F19]))" office:value-type="float" office:value="2" calcext:value-type="float">
            <text:p>2</text:p>
          </table:table-cell>
          <table:table-cell table:formula="of:=IF(SUM([.G17:.G19])=0;;MAX([.G17:.G19]))" office:value-type="float" office:value="4" calcext:value-type="float">
            <text:p>4</text:p>
          </table:table-cell>
          <table:table-cell table:formula="of:=IF(SUM([.H17:.H19])=0;;MAX([.H17:.H19]))" office:value-type="float" office:value="0" calcext:value-type="float">
            <text:p>0</text:p>
          </table:table-cell>
          <table:table-cell table:formula="of:=IF(SUM([.I17:.I19])=0;;MAX([.I17:.I19]))" office:value-type="float" office:value="4" calcext:value-type="float">
            <text:p>4</text:p>
          </table:table-cell>
          <table:table-cell table:formula="of:=IF(SUM([.J17:.J19])=0;;MAX([.J17:.J19]))" office:value-type="float" office:value="0" calcext:value-type="float">
            <text:p>0</text:p>
          </table:table-cell>
          <table:table-cell table:formula="of:=IF(SUM([.K17:.K19])=0;;MAX([.K17:.K19]))" office:value-type="float" office:value="0" calcext:value-type="float">
            <text:p>0</text:p>
          </table:table-cell>
          <table:table-cell table:formula="of:=IF(SUM([.L17:.L19])=0;;MAX([.L17:.L19]))" office:value-type="float" office:value="2" calcext:value-type="float">
            <text:p>2</text:p>
          </table:table-cell>
          <table:table-cell table:formula="of:=IF(SUM([.M17:.M19])=0;;MAX([.M17:.M19]))" office:value-type="float" office:value="4" calcext:value-type="float">
            <text:p>4</text:p>
          </table:table-cell>
          <table:table-cell table:formula="of:=IF(SUM([.N17:.N19])=0;;MAX([.N17:.N19]))" office:value-type="float" office:value="2" calcext:value-type="float">
            <text:p>2</text:p>
          </table:table-cell>
          <table:table-cell table:formula="of:=IF(SUM([.O17:.O19])=0;;MAX([.O17:.O19]))" office:value-type="float" office:value="2" calcext:value-type="float">
            <text:p>2</text:p>
          </table:table-cell>
          <table:table-cell table:formula="of:=IF(SUM([.P17:.P19])=0;;MAX([.P17:.P19]))" office:value-type="float" office:value="0" calcext:value-type="float">
            <text:p>0</text:p>
          </table:table-cell>
          <table:table-cell table:formula="of:=IF(SUM([.Q17:.Q19])=0;;MAX([.Q17:.Q19]))" office:value-type="float" office:value="4" calcext:value-type="float">
            <text:p>4</text:p>
          </table:table-cell>
          <table:table-cell table:formula="of:=IF(SUM([.R17:.R19])=0;;MAX([.R17:.R19]))" office:value-type="float" office:value="0" calcext:value-type="float">
            <text:p>0</text:p>
          </table:table-cell>
          <table:table-cell table:formula="of:=IF(SUM([.S17:.S19])=0;;MAX([.S17:.S19]))" office:value-type="float" office:value="4" calcext:value-type="float">
            <text:p>4</text:p>
          </table:table-cell>
          <table:table-cell table:formula="of:=IF(SUM([.T17:.T19])=0;;MAX([.T17:.T19]))" office:value-type="float" office:value="4" calcext:value-type="float">
            <text:p>4</text:p>
          </table:table-cell>
          <table:table-cell table:formula="of:=IF(SUM([.U17:.U19])=0;;MAX([.U17:.U19]))" office:value-type="float" office:value="4" calcext:value-type="float">
            <text:p>4</text:p>
          </table:table-cell>
        </table:table-row>
        <table:table-row table:style-name="ro1" table:visibility="collapse" table:number-rows-repeated="2">
          <table:table-cell table:number-columns-repeated="21"/>
        </table:table-row>
        <table:table-row table:style-name="ro1" table:visibility="collapse">
          <table:table-cell office:value-type="string" calcext:value-type="string">
            <text:p>Cycle des éléments non reliés</text:p>
          </table:table-cell>
          <table:table-cell table:number-columns-repeated="20"/>
        </table:table-row>
        <table:table-row table:style-name="ro1" table:visibility="collapse">
          <table:table-cell office:value-type="string" calcext:value-type="string">
            <text:p>Améliorations par A</text:p>
          </table:table-cell>
          <table:table-cell table:formula="of:=IF(OR(AND([.B21]=0;OR([.B11]=3;[.B11]=1));AND([.B21]=2;[.B11]=3));[.B11];)" office:value-type="float" office:value="0" calcext:value-type="float">
            <text:p>0</text:p>
          </table:table-cell>
          <table:table-cell table:formula="of:=IF(OR(AND([.C21]=0;OR([.C11]=3;[.C11]=1));AND([.C21]=2;[.C11]=3));[.C11];)" office:value-type="float" office:value="0" calcext:value-type="float">
            <text:p>0</text:p>
          </table:table-cell>
          <table:table-cell table:formula="of:=IF(OR(AND([.D21]=0;OR([.D11]=3;[.D11]=1));AND([.D21]=2;[.D11]=3));[.D11];)" office:value-type="float" office:value="0" calcext:value-type="float">
            <text:p>0</text:p>
          </table:table-cell>
          <table:table-cell table:formula="of:=IF(OR(AND([.E21]=0;OR([.E11]=3;[.E11]=1));AND([.E21]=2;[.E11]=3));[.E11];)" office:value-type="float" office:value="0" calcext:value-type="float">
            <text:p>0</text:p>
          </table:table-cell>
          <table:table-cell table:formula="of:=IF(OR(AND([.F21]=0;OR([.F11]=3;[.F11]=1));AND([.F21]=2;[.F11]=3));[.F11];)" office:value-type="float" office:value="0" calcext:value-type="float">
            <text:p>0</text:p>
          </table:table-cell>
          <table:table-cell table:formula="of:=IF(OR(AND([.G21]=0;OR([.G11]=3;[.G11]=1));AND([.G21]=2;[.G11]=3));[.G11];)" office:value-type="float" office:value="0" calcext:value-type="float">
            <text:p>0</text:p>
          </table:table-cell>
          <table:table-cell table:formula="of:=IF(OR(AND([.H21]=0;OR([.H11]=3;[.H11]=1));AND([.H21]=2;[.H11]=3));[.H11];)" office:value-type="float" office:value="1" calcext:value-type="float">
            <text:p>1</text:p>
          </table:table-cell>
          <table:table-cell table:formula="of:=IF(OR(AND([.I21]=0;OR([.I11]=3;[.I11]=1));AND([.I21]=2;[.I11]=3));[.I11];)" office:value-type="float" office:value="0" calcext:value-type="float">
            <text:p>0</text:p>
          </table:table-cell>
          <table:table-cell table:formula="of:=IF(OR(AND([.J21]=0;OR([.J11]=3;[.J11]=1));AND([.J21]=2;[.J11]=3));[.J11];)" office:value-type="float" office:value="0" calcext:value-type="float">
            <text:p>0</text:p>
          </table:table-cell>
          <table:table-cell table:formula="of:=IF(OR(AND([.K21]=0;OR([.K11]=3;[.K11]=1));AND([.K21]=2;[.K11]=3));[.K11];)" office:value-type="float" office:value="3" calcext:value-type="float">
            <text:p>3</text:p>
          </table:table-cell>
          <table:table-cell table:formula="of:=IF(OR(AND([.L21]=0;OR([.L11]=3;[.L11]=1));AND([.L21]=2;[.L11]=3));[.L11];)" office:value-type="float" office:value="0" calcext:value-type="float">
            <text:p>0</text:p>
          </table:table-cell>
          <table:table-cell table:formula="of:=IF(OR(AND([.M21]=0;OR([.M11]=3;[.M11]=1));AND([.M21]=2;[.M11]=3));[.M11];)" office:value-type="float" office:value="0" calcext:value-type="float">
            <text:p>0</text:p>
          </table:table-cell>
          <table:table-cell table:formula="of:=IF(OR(AND([.N21]=0;OR([.N11]=3;[.N11]=1));AND([.N21]=2;[.N11]=3));[.N11];)" office:value-type="float" office:value="0" calcext:value-type="float">
            <text:p>0</text:p>
          </table:table-cell>
          <table:table-cell table:formula="of:=IF(OR(AND([.O21]=0;OR([.O11]=3;[.O11]=1));AND([.O21]=2;[.O11]=3));[.O11];)" office:value-type="float" office:value="0" calcext:value-type="float">
            <text:p>0</text:p>
          </table:table-cell>
          <table:table-cell table:formula="of:=IF(OR(AND([.P21]=0;OR([.P11]=3;[.P11]=1));AND([.P21]=2;[.P11]=3));[.P11];)" office:value-type="float" office:value="1" calcext:value-type="float">
            <text:p>1</text:p>
          </table:table-cell>
          <table:table-cell table:formula="of:=IF(OR(AND([.Q21]=0;OR([.Q11]=3;[.Q11]=1));AND([.Q21]=2;[.Q11]=3));[.Q11];)" office:value-type="float" office:value="0" calcext:value-type="float">
            <text:p>0</text:p>
          </table:table-cell>
          <table:table-cell table:formula="of:=IF(OR(AND([.R21]=0;OR([.R11]=3;[.R11]=1));AND([.R21]=2;[.R11]=3));[.R11];)" office:value-type="float" office:value="1" calcext:value-type="float">
            <text:p>1</text:p>
          </table:table-cell>
          <table:table-cell table:formula="of:=IF(OR(AND([.S21]=0;OR([.S11]=3;[.S11]=1));AND([.S21]=2;[.S11]=3));[.S11];)" office:value-type="float" office:value="0" calcext:value-type="float">
            <text:p>0</text:p>
          </table:table-cell>
          <table:table-cell table:formula="of:=IF(OR(AND([.T21]=0;OR([.T11]=3;[.T11]=1));AND([.T21]=2;[.T11]=3));[.T11];)" office:value-type="float" office:value="0" calcext:value-type="float">
            <text:p>0</text:p>
          </table:table-cell>
          <table:table-cell table:formula="of:=IF(OR(AND([.U21]=0;OR([.U11]=3;[.U11]=1));AND([.U21]=2;[.U11]=3));[.U11];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Nouvelle résultante intermédiaire</text:p>
          </table:table-cell>
          <table:table-cell table:formula="of:=IF([.B25]=0;[.B21];[.B25])" office:value-type="float" office:value="4" calcext:value-type="float">
            <text:p>4</text:p>
          </table:table-cell>
          <table:table-cell table:formula="of:=IF([.C25]=0;[.C21];[.C25])" office:value-type="float" office:value="4" calcext:value-type="float">
            <text:p>4</text:p>
          </table:table-cell>
          <table:table-cell table:formula="of:=IF([.D25]=0;[.D21];[.D25])" office:value-type="float" office:value="4" calcext:value-type="float">
            <text:p>4</text:p>
          </table:table-cell>
          <table:table-cell table:formula="of:=IF([.E25]=0;[.E21];[.E25])" office:value-type="float" office:value="4" calcext:value-type="float">
            <text:p>4</text:p>
          </table:table-cell>
          <table:table-cell table:formula="of:=IF([.F25]=0;[.F21];[.F25])" office:value-type="float" office:value="2" calcext:value-type="float">
            <text:p>2</text:p>
          </table:table-cell>
          <table:table-cell table:formula="of:=IF([.G25]=0;[.G21];[.G25])" office:value-type="float" office:value="4" calcext:value-type="float">
            <text:p>4</text:p>
          </table:table-cell>
          <table:table-cell table:formula="of:=IF([.H25]=0;[.H21];[.H25])" office:value-type="float" office:value="1" calcext:value-type="float">
            <text:p>1</text:p>
          </table:table-cell>
          <table:table-cell table:formula="of:=IF([.I25]=0;[.I21];[.I25])" office:value-type="float" office:value="4" calcext:value-type="float">
            <text:p>4</text:p>
          </table:table-cell>
          <table:table-cell table:formula="of:=IF([.J25]=0;[.J21];[.J25])" office:value-type="float" office:value="0" calcext:value-type="float">
            <text:p>0</text:p>
          </table:table-cell>
          <table:table-cell table:formula="of:=IF([.K25]=0;[.K21];[.K25])" office:value-type="float" office:value="3" calcext:value-type="float">
            <text:p>3</text:p>
          </table:table-cell>
          <table:table-cell table:formula="of:=IF([.L25]=0;[.L21];[.L25])" office:value-type="float" office:value="2" calcext:value-type="float">
            <text:p>2</text:p>
          </table:table-cell>
          <table:table-cell table:formula="of:=IF([.M25]=0;[.M21];[.M25])" office:value-type="float" office:value="4" calcext:value-type="float">
            <text:p>4</text:p>
          </table:table-cell>
          <table:table-cell table:formula="of:=IF([.N25]=0;[.N21];[.N25])" office:value-type="float" office:value="2" calcext:value-type="float">
            <text:p>2</text:p>
          </table:table-cell>
          <table:table-cell table:formula="of:=IF([.O25]=0;[.O21];[.O25])" office:value-type="float" office:value="2" calcext:value-type="float">
            <text:p>2</text:p>
          </table:table-cell>
          <table:table-cell table:formula="of:=IF([.P25]=0;[.P21];[.P25])" office:value-type="float" office:value="1" calcext:value-type="float">
            <text:p>1</text:p>
          </table:table-cell>
          <table:table-cell table:formula="of:=IF([.Q25]=0;[.Q21];[.Q25])" office:value-type="float" office:value="4" calcext:value-type="float">
            <text:p>4</text:p>
          </table:table-cell>
          <table:table-cell table:formula="of:=IF([.R25]=0;[.R21];[.R25])" office:value-type="float" office:value="1" calcext:value-type="float">
            <text:p>1</text:p>
          </table:table-cell>
          <table:table-cell table:formula="of:=IF([.S25]=0;[.S21];[.S25])" office:value-type="float" office:value="4" calcext:value-type="float">
            <text:p>4</text:p>
          </table:table-cell>
          <table:table-cell table:formula="of:=IF([.T25]=0;[.T21];[.T25])" office:value-type="float" office:value="4" calcext:value-type="float">
            <text:p>4</text:p>
          </table:table-cell>
          <table:table-cell table:formula="of:=IF([.U25]=0;[.U21];[.U25])" office:value-type="float" office:value="4" calcext:value-type="float">
            <text:p>4</text:p>
          </table:table-cell>
        </table:table-row>
        <table:table-row table:style-name="ro1" table:visibility="collapse">
          <table:table-cell table:number-columns-repeated="21"/>
        </table:table-row>
        <table:table-row table:style-name="ro1" table:visibility="collapse">
          <table:table-cell office:value-type="string" calcext:value-type="string">
            <text:p>Améliorations par B</text:p>
          </table:table-cell>
          <table:table-cell table:formula="of:=IF(OR(AND([.B26]=0;OR([.B12]=3;[.B12]=1));AND(OR([.B26]=1;[.B26]=2);[.B12]=3));[.B12];)" office:value-type="float" office:value="0" calcext:value-type="float">
            <text:p>0</text:p>
          </table:table-cell>
          <table:table-cell table:formula="of:=IF(OR(AND([.C26]=0;OR([.C12]=3;[.C12]=1));AND(OR([.C26]=1;[.C26]=2);[.C12]=3));[.C12];)" office:value-type="float" office:value="0" calcext:value-type="float">
            <text:p>0</text:p>
          </table:table-cell>
          <table:table-cell table:formula="of:=IF(OR(AND([.D26]=0;OR([.D12]=3;[.D12]=1));AND(OR([.D26]=1;[.D26]=2);[.D12]=3));[.D12];)" office:value-type="float" office:value="0" calcext:value-type="float">
            <text:p>0</text:p>
          </table:table-cell>
          <table:table-cell table:formula="of:=IF(OR(AND([.E26]=0;OR([.E12]=3;[.E12]=1));AND(OR([.E26]=1;[.E26]=2);[.E12]=3));[.E12];)" office:value-type="float" office:value="0" calcext:value-type="float">
            <text:p>0</text:p>
          </table:table-cell>
          <table:table-cell table:formula="of:=IF(OR(AND([.F26]=0;OR([.F12]=3;[.F12]=1));AND(OR([.F26]=1;[.F26]=2);[.F12]=3));[.F12];)" office:value-type="float" office:value="0" calcext:value-type="float">
            <text:p>0</text:p>
          </table:table-cell>
          <table:table-cell table:formula="of:=IF(OR(AND([.G26]=0;OR([.G12]=3;[.G12]=1));AND(OR([.G26]=1;[.G26]=2);[.G12]=3));[.G12];)" office:value-type="float" office:value="0" calcext:value-type="float">
            <text:p>0</text:p>
          </table:table-cell>
          <table:table-cell table:formula="of:=IF(OR(AND([.H26]=0;OR([.H12]=3;[.H12]=1));AND(OR([.H26]=1;[.H26]=2);[.H12]=3));[.H12];)" office:value-type="float" office:value="3" calcext:value-type="float">
            <text:p>3</text:p>
          </table:table-cell>
          <table:table-cell table:formula="of:=IF(OR(AND([.I26]=0;OR([.I12]=3;[.I12]=1));AND(OR([.I26]=1;[.I26]=2);[.I12]=3));[.I12];)" office:value-type="float" office:value="0" calcext:value-type="float">
            <text:p>0</text:p>
          </table:table-cell>
          <table:table-cell table:formula="of:=IF(OR(AND([.J26]=0;OR([.J12]=3;[.J12]=1));AND(OR([.J26]=1;[.J26]=2);[.J12]=3));[.J12];)" office:value-type="float" office:value="1" calcext:value-type="float">
            <text:p>1</text:p>
          </table:table-cell>
          <table:table-cell table:formula="of:=IF(OR(AND([.K26]=0;OR([.K12]=3;[.K12]=1));AND(OR([.K26]=1;[.K26]=2);[.K12]=3));[.K12];)" office:value-type="float" office:value="0" calcext:value-type="float">
            <text:p>0</text:p>
          </table:table-cell>
          <table:table-cell table:formula="of:=IF(OR(AND([.L26]=0;OR([.L12]=3;[.L12]=1));AND(OR([.L26]=1;[.L26]=2);[.L12]=3));[.L12];)" office:value-type="float" office:value="3" calcext:value-type="float">
            <text:p>3</text:p>
          </table:table-cell>
          <table:table-cell table:formula="of:=IF(OR(AND([.M26]=0;OR([.M12]=3;[.M12]=1));AND(OR([.M26]=1;[.M26]=2);[.M12]=3));[.M12];)" office:value-type="float" office:value="0" calcext:value-type="float">
            <text:p>0</text:p>
          </table:table-cell>
          <table:table-cell table:formula="of:=IF(OR(AND([.N26]=0;OR([.N12]=3;[.N12]=1));AND(OR([.N26]=1;[.N26]=2);[.N12]=3));[.N12];)" office:value-type="float" office:value="0" calcext:value-type="float">
            <text:p>0</text:p>
          </table:table-cell>
          <table:table-cell table:formula="of:=IF(OR(AND([.O26]=0;OR([.O12]=3;[.O12]=1));AND(OR([.O26]=1;[.O26]=2);[.O12]=3));[.O12];)" office:value-type="float" office:value="3" calcext:value-type="float">
            <text:p>3</text:p>
          </table:table-cell>
          <table:table-cell table:formula="of:=IF(OR(AND([.P26]=0;OR([.P12]=3;[.P12]=1));AND(OR([.P26]=1;[.P26]=2);[.P12]=3));[.P12];)" office:value-type="float" office:value="3" calcext:value-type="float">
            <text:p>3</text:p>
          </table:table-cell>
          <table:table-cell table:formula="of:=IF(OR(AND([.Q26]=0;OR([.Q12]=3;[.Q12]=1));AND(OR([.Q26]=1;[.Q26]=2);[.Q12]=3));[.Q12];)" office:value-type="float" office:value="0" calcext:value-type="float">
            <text:p>0</text:p>
          </table:table-cell>
          <table:table-cell table:formula="of:=IF(OR(AND([.R26]=0;OR([.R12]=3;[.R12]=1));AND(OR([.R26]=1;[.R26]=2);[.R12]=3));[.R12];)" office:value-type="float" office:value="0" calcext:value-type="float">
            <text:p>0</text:p>
          </table:table-cell>
          <table:table-cell table:formula="of:=IF(OR(AND([.S26]=0;OR([.S12]=3;[.S12]=1));AND(OR([.S26]=1;[.S26]=2);[.S12]=3));[.S12];)" office:value-type="float" office:value="0" calcext:value-type="float">
            <text:p>0</text:p>
          </table:table-cell>
          <table:table-cell table:formula="of:=IF(OR(AND([.T26]=0;OR([.T12]=3;[.T12]=1));AND(OR([.T26]=1;[.T26]=2);[.T12]=3));[.T12];)" office:value-type="float" office:value="0" calcext:value-type="float">
            <text:p>0</text:p>
          </table:table-cell>
          <table:table-cell table:formula="of:=IF(OR(AND([.U26]=0;OR([.U12]=3;[.U12]=1));AND(OR([.U26]=1;[.U26]=2);[.U12]=3));[.U12];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Nouvelle résultante intermédiaire</text:p>
          </table:table-cell>
          <table:table-cell table:formula="of:=IF([.B28]=0;[.B26];[.B28])" office:value-type="float" office:value="4" calcext:value-type="float">
            <text:p>4</text:p>
          </table:table-cell>
          <table:table-cell table:formula="of:=IF([.C28]=0;[.C26];[.C28])" office:value-type="float" office:value="4" calcext:value-type="float">
            <text:p>4</text:p>
          </table:table-cell>
          <table:table-cell table:formula="of:=IF([.D28]=0;[.D26];[.D28])" office:value-type="float" office:value="4" calcext:value-type="float">
            <text:p>4</text:p>
          </table:table-cell>
          <table:table-cell table:formula="of:=IF([.E28]=0;[.E26];[.E28])" office:value-type="float" office:value="4" calcext:value-type="float">
            <text:p>4</text:p>
          </table:table-cell>
          <table:table-cell table:formula="of:=IF([.F28]=0;[.F26];[.F28])" office:value-type="float" office:value="2" calcext:value-type="float">
            <text:p>2</text:p>
          </table:table-cell>
          <table:table-cell table:formula="of:=IF([.G28]=0;[.G26];[.G28])" office:value-type="float" office:value="4" calcext:value-type="float">
            <text:p>4</text:p>
          </table:table-cell>
          <table:table-cell table:formula="of:=IF([.H28]=0;[.H26];[.H28])" office:value-type="float" office:value="3" calcext:value-type="float">
            <text:p>3</text:p>
          </table:table-cell>
          <table:table-cell table:formula="of:=IF([.I28]=0;[.I26];[.I28])" office:value-type="float" office:value="4" calcext:value-type="float">
            <text:p>4</text:p>
          </table:table-cell>
          <table:table-cell table:formula="of:=IF([.J28]=0;[.J26];[.J28])" office:value-type="float" office:value="1" calcext:value-type="float">
            <text:p>1</text:p>
          </table:table-cell>
          <table:table-cell table:formula="of:=IF([.K28]=0;[.K26];[.K28])" office:value-type="float" office:value="3" calcext:value-type="float">
            <text:p>3</text:p>
          </table:table-cell>
          <table:table-cell table:formula="of:=IF([.L28]=0;[.L26];[.L28])" office:value-type="float" office:value="3" calcext:value-type="float">
            <text:p>3</text:p>
          </table:table-cell>
          <table:table-cell table:formula="of:=IF([.M28]=0;[.M26];[.M28])" office:value-type="float" office:value="4" calcext:value-type="float">
            <text:p>4</text:p>
          </table:table-cell>
          <table:table-cell table:formula="of:=IF([.N28]=0;[.N26];[.N28])" office:value-type="float" office:value="2" calcext:value-type="float">
            <text:p>2</text:p>
          </table:table-cell>
          <table:table-cell table:formula="of:=IF([.O28]=0;[.O26];[.O28])" office:value-type="float" office:value="3" calcext:value-type="float">
            <text:p>3</text:p>
          </table:table-cell>
          <table:table-cell table:formula="of:=IF([.P28]=0;[.P26];[.P28])" office:value-type="float" office:value="3" calcext:value-type="float">
            <text:p>3</text:p>
          </table:table-cell>
          <table:table-cell table:formula="of:=IF([.Q28]=0;[.Q26];[.Q28])" office:value-type="float" office:value="4" calcext:value-type="float">
            <text:p>4</text:p>
          </table:table-cell>
          <table:table-cell table:formula="of:=IF([.R28]=0;[.R26];[.R28])" office:value-type="float" office:value="1" calcext:value-type="float">
            <text:p>1</text:p>
          </table:table-cell>
          <table:table-cell table:formula="of:=IF([.S28]=0;[.S26];[.S28])" office:value-type="float" office:value="4" calcext:value-type="float">
            <text:p>4</text:p>
          </table:table-cell>
          <table:table-cell table:formula="of:=IF([.T28]=0;[.T26];[.T28])" office:value-type="float" office:value="4" calcext:value-type="float">
            <text:p>4</text:p>
          </table:table-cell>
          <table:table-cell table:formula="of:=IF([.U28]=0;[.U26];[.U28])" office:value-type="float" office:value="4" calcext:value-type="float">
            <text:p>4</text:p>
          </table:table-cell>
        </table:table-row>
        <table:table-row table:style-name="ro1" table:visibility="collapse">
          <table:table-cell table:number-columns-repeated="21"/>
        </table:table-row>
        <table:table-row table:style-name="ro1" table:visibility="collapse">
          <table:table-cell office:value-type="string" calcext:value-type="string">
            <text:p>Améliorations par C</text:p>
          </table:table-cell>
          <table:table-cell table:formula="of:=IF(OR(AND([.B29]=0;OR([.B13]=3;[.B13]=1));AND(OR([.B29]=1;[.B29]=2);[.B13]=3));[.B13];)" office:value-type="float" office:value="0" calcext:value-type="float">
            <text:p>0</text:p>
          </table:table-cell>
          <table:table-cell table:formula="of:=IF(OR(AND([.C29]=0;OR([.C13]=3;[.C13]=1));AND(OR([.C29]=1;[.C29]=2);[.C13]=3));[.C13];)" office:value-type="float" office:value="0" calcext:value-type="float">
            <text:p>0</text:p>
          </table:table-cell>
          <table:table-cell table:formula="of:=IF(OR(AND([.D29]=0;OR([.D13]=3;[.D13]=1));AND(OR([.D29]=1;[.D29]=2);[.D13]=3));[.D13];)" office:value-type="float" office:value="0" calcext:value-type="float">
            <text:p>0</text:p>
          </table:table-cell>
          <table:table-cell table:formula="of:=IF(OR(AND([.E29]=0;OR([.E13]=3;[.E13]=1));AND(OR([.E29]=1;[.E29]=2);[.E13]=3));[.E13];)" office:value-type="float" office:value="0" calcext:value-type="float">
            <text:p>0</text:p>
          </table:table-cell>
          <table:table-cell table:formula="of:=IF(OR(AND([.F29]=0;OR([.F13]=3;[.F13]=1));AND(OR([.F29]=1;[.F29]=2);[.F13]=3));[.F13];)" office:value-type="float" office:value="0" calcext:value-type="float">
            <text:p>0</text:p>
          </table:table-cell>
          <table:table-cell table:formula="of:=IF(OR(AND([.G29]=0;OR([.G13]=3;[.G13]=1));AND(OR([.G29]=1;[.G29]=2);[.G13]=3));[.G13];)" office:value-type="float" office:value="0" calcext:value-type="float">
            <text:p>0</text:p>
          </table:table-cell>
          <table:table-cell table:formula="of:=IF(OR(AND([.H29]=0;OR([.H13]=3;[.H13]=1));AND(OR([.H29]=1;[.H29]=2);[.H13]=3));[.H13];)" office:value-type="float" office:value="0" calcext:value-type="float">
            <text:p>0</text:p>
          </table:table-cell>
          <table:table-cell table:formula="of:=IF(OR(AND([.I29]=0;OR([.I13]=3;[.I13]=1));AND(OR([.I29]=1;[.I29]=2);[.I13]=3));[.I13];)" office:value-type="float" office:value="0" calcext:value-type="float">
            <text:p>0</text:p>
          </table:table-cell>
          <table:table-cell table:formula="of:=IF(OR(AND([.J29]=0;OR([.J13]=3;[.J13]=1));AND(OR([.J29]=1;[.J29]=2);[.J13]=3));[.J13];)" office:value-type="float" office:value="0" calcext:value-type="float">
            <text:p>0</text:p>
          </table:table-cell>
          <table:table-cell table:formula="of:=IF(OR(AND([.K29]=0;OR([.K13]=3;[.K13]=1));AND(OR([.K29]=1;[.K29]=2);[.K13]=3));[.K13];)" office:value-type="float" office:value="0" calcext:value-type="float">
            <text:p>0</text:p>
          </table:table-cell>
          <table:table-cell table:formula="of:=IF(OR(AND([.L29]=0;OR([.L13]=3;[.L13]=1));AND(OR([.L29]=1;[.L29]=2);[.L13]=3));[.L13];)" office:value-type="float" office:value="0" calcext:value-type="float">
            <text:p>0</text:p>
          </table:table-cell>
          <table:table-cell table:formula="of:=IF(OR(AND([.M29]=0;OR([.M13]=3;[.M13]=1));AND(OR([.M29]=1;[.M29]=2);[.M13]=3));[.M13];)" office:value-type="float" office:value="0" calcext:value-type="float">
            <text:p>0</text:p>
          </table:table-cell>
          <table:table-cell table:formula="of:=IF(OR(AND([.N29]=0;OR([.N13]=3;[.N13]=1));AND(OR([.N29]=1;[.N29]=2);[.N13]=3));[.N13];)" office:value-type="float" office:value="0" calcext:value-type="float">
            <text:p>0</text:p>
          </table:table-cell>
          <table:table-cell table:formula="of:=IF(OR(AND([.O29]=0;OR([.O13]=3;[.O13]=1));AND(OR([.O29]=1;[.O29]=2);[.O13]=3));[.O13];)" office:value-type="float" office:value="0" calcext:value-type="float">
            <text:p>0</text:p>
          </table:table-cell>
          <table:table-cell table:formula="of:=IF(OR(AND([.P29]=0;OR([.P13]=3;[.P13]=1));AND(OR([.P29]=1;[.P29]=2);[.P13]=3));[.P13];)" office:value-type="float" office:value="0" calcext:value-type="float">
            <text:p>0</text:p>
          </table:table-cell>
          <table:table-cell table:formula="of:=IF(OR(AND([.Q29]=0;OR([.Q13]=3;[.Q13]=1));AND(OR([.Q29]=1;[.Q29]=2);[.Q13]=3));[.Q13];)" office:value-type="float" office:value="0" calcext:value-type="float">
            <text:p>0</text:p>
          </table:table-cell>
          <table:table-cell table:formula="of:=IF(OR(AND([.R29]=0;OR([.R13]=3;[.R13]=1));AND(OR([.R29]=1;[.R29]=2);[.R13]=3));[.R13];)" office:value-type="float" office:value="3" calcext:value-type="float">
            <text:p>3</text:p>
          </table:table-cell>
          <table:table-cell table:formula="of:=IF(OR(AND([.S29]=0;OR([.S13]=3;[.S13]=1));AND(OR([.S29]=1;[.S29]=2);[.S13]=3));[.S13];)" office:value-type="float" office:value="0" calcext:value-type="float">
            <text:p>0</text:p>
          </table:table-cell>
          <table:table-cell table:formula="of:=IF(OR(AND([.T29]=0;OR([.T13]=3;[.T13]=1));AND(OR([.T29]=1;[.T29]=2);[.T13]=3));[.T13];)" office:value-type="float" office:value="0" calcext:value-type="float">
            <text:p>0</text:p>
          </table:table-cell>
          <table:table-cell table:formula="of:=IF(OR(AND([.U29]=0;OR([.U13]=3;[.U13]=1));AND(OR([.U29]=1;[.U29]=2);[.U13]=3));[.U13];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Résultante finale</text:p>
          </table:table-cell>
          <table:table-cell table:formula="of:=IF([.B31]=0;[.B29];[.B31])" office:value-type="float" office:value="4" calcext:value-type="float">
            <text:p>4</text:p>
          </table:table-cell>
          <table:table-cell table:formula="of:=IF([.C31]=0;[.C29];[.C31])" office:value-type="float" office:value="4" calcext:value-type="float">
            <text:p>4</text:p>
          </table:table-cell>
          <table:table-cell table:formula="of:=IF([.D31]=0;[.D29];[.D31])" office:value-type="float" office:value="4" calcext:value-type="float">
            <text:p>4</text:p>
          </table:table-cell>
          <table:table-cell table:formula="of:=IF([.E31]=0;[.E29];[.E31])" office:value-type="float" office:value="4" calcext:value-type="float">
            <text:p>4</text:p>
          </table:table-cell>
          <table:table-cell table:formula="of:=IF([.F31]=0;[.F29];[.F31])" office:value-type="float" office:value="2" calcext:value-type="float">
            <text:p>2</text:p>
          </table:table-cell>
          <table:table-cell table:formula="of:=IF([.G31]=0;[.G29];[.G31])" office:value-type="float" office:value="4" calcext:value-type="float">
            <text:p>4</text:p>
          </table:table-cell>
          <table:table-cell table:formula="of:=IF([.H31]=0;[.H29];[.H31])" office:value-type="float" office:value="3" calcext:value-type="float">
            <text:p>3</text:p>
          </table:table-cell>
          <table:table-cell table:formula="of:=IF([.I31]=0;[.I29];[.I31])" office:value-type="float" office:value="4" calcext:value-type="float">
            <text:p>4</text:p>
          </table:table-cell>
          <table:table-cell table:formula="of:=IF([.J31]=0;[.J29];[.J31])" office:value-type="float" office:value="1" calcext:value-type="float">
            <text:p>1</text:p>
          </table:table-cell>
          <table:table-cell table:formula="of:=IF([.K31]=0;[.K29];[.K31])" office:value-type="float" office:value="3" calcext:value-type="float">
            <text:p>3</text:p>
          </table:table-cell>
          <table:table-cell table:formula="of:=IF([.L31]=0;[.L29];[.L31])" office:value-type="float" office:value="3" calcext:value-type="float">
            <text:p>3</text:p>
          </table:table-cell>
          <table:table-cell table:formula="of:=IF([.M31]=0;[.M29];[.M31])" office:value-type="float" office:value="4" calcext:value-type="float">
            <text:p>4</text:p>
          </table:table-cell>
          <table:table-cell table:formula="of:=IF([.N31]=0;[.N29];[.N31])" office:value-type="float" office:value="2" calcext:value-type="float">
            <text:p>2</text:p>
          </table:table-cell>
          <table:table-cell table:formula="of:=IF([.O31]=0;[.O29];[.O31])" office:value-type="float" office:value="3" calcext:value-type="float">
            <text:p>3</text:p>
          </table:table-cell>
          <table:table-cell table:formula="of:=IF([.P31]=0;[.P29];[.P31])" office:value-type="float" office:value="3" calcext:value-type="float">
            <text:p>3</text:p>
          </table:table-cell>
          <table:table-cell table:formula="of:=IF([.Q31]=0;[.Q29];[.Q31])" office:value-type="float" office:value="4" calcext:value-type="float">
            <text:p>4</text:p>
          </table:table-cell>
          <table:table-cell table:formula="of:=IF([.R31]=0;[.R29];[.R31])" office:value-type="float" office:value="3" calcext:value-type="float">
            <text:p>3</text:p>
          </table:table-cell>
          <table:table-cell table:formula="of:=IF([.S31]=0;[.S29];[.S31])" office:value-type="float" office:value="4" calcext:value-type="float">
            <text:p>4</text:p>
          </table:table-cell>
          <table:table-cell table:formula="of:=IF([.T31]=0;[.T29];[.T31])" office:value-type="float" office:value="4" calcext:value-type="float">
            <text:p>4</text:p>
          </table:table-cell>
          <table:table-cell table:formula="of:=IF([.U31]=0;[.U29];[.U31])" office:value-type="float" office:value="4" calcext:value-type="float">
            <text:p>4</text:p>
          </table:table-cell>
        </table:table-row>
        <table:table-row table:style-name="ro1" table:visibility="collapse" table:number-rows-repeated="3">
          <table:table-cell table:number-columns-repeated="21"/>
        </table:table-row>
        <table:table-row table:style-name="ro1" table:visibility="collapse">
          <table:table-cell office:value-type="string" calcext:value-type="string">
            <text:p>Pilons A</text:p>
          </table:table-cell>
          <table:table-cell table:formula="of:=IF([.B32]&gt;[.B11];[.B11];)" office:value-type="float" office:value="0" calcext:value-type="float">
            <text:p>0</text:p>
          </table:table-cell>
          <table:table-cell table:formula="of:=IF([.C32]&gt;[.C11];[.C11];)" office:value-type="float" office:value="2" calcext:value-type="float">
            <text:p>2</text:p>
          </table:table-cell>
          <table:table-cell table:formula="of:=IF([.D32]&gt;[.D11];[.D11];)" office:value-type="float" office:value="1" calcext:value-type="float">
            <text:p>1</text:p>
          </table:table-cell>
          <table:table-cell table:formula="of:=IF([.E32]&gt;[.E11];[.E11];)" office:value-type="float" office:value="0" calcext:value-type="float">
            <text:p>0</text:p>
          </table:table-cell>
          <table:table-cell table:formula="of:=IF([.F32]&gt;[.F11];[.F11];)" office:value-type="float" office:value="1" calcext:value-type="float">
            <text:p>1</text:p>
          </table:table-cell>
          <table:table-cell table:formula="of:=IF([.G32]&gt;[.G11];[.G11];)" office:value-type="float" office:value="3" calcext:value-type="float">
            <text:p>3</text:p>
          </table:table-cell>
          <table:table-cell table:formula="of:=IF([.H32]&gt;[.H11];[.H11];)" office:value-type="float" office:value="1" calcext:value-type="float">
            <text:p>1</text:p>
          </table:table-cell>
          <table:table-cell table:formula="of:=IF([.I32]&gt;[.I11];[.I11];)" office:value-type="float" office:value="3" calcext:value-type="float">
            <text:p>3</text:p>
          </table:table-cell>
          <table:table-cell table:formula="of:=IF([.J32]&gt;[.J11];[.J11];)" office:value-type="float" office:value="0" calcext:value-type="float">
            <text:p>0</text:p>
          </table:table-cell>
          <table:table-cell table:formula="of:=IF([.K32]&gt;[.K11];[.K11];)" office:value-type="float" office:value="0" calcext:value-type="float">
            <text:p>0</text:p>
          </table:table-cell>
          <table:table-cell table:formula="of:=IF([.L32]&gt;[.L11];[.L11];)" office:value-type="float" office:value="0" calcext:value-type="float">
            <text:p>0</text:p>
          </table:table-cell>
          <table:table-cell table:formula="of:=IF([.M32]&gt;[.M11];[.M11];)" office:value-type="float" office:value="0" calcext:value-type="float">
            <text:p>0</text:p>
          </table:table-cell>
          <table:table-cell table:formula="of:=IF([.N32]&gt;[.N11];[.N11];)" office:value-type="float" office:value="0" calcext:value-type="float">
            <text:p>0</text:p>
          </table:table-cell>
          <table:table-cell table:formula="of:=IF([.O32]&gt;[.O11];[.O11];)" office:value-type="float" office:value="2" calcext:value-type="float">
            <text:p>2</text:p>
          </table:table-cell>
          <table:table-cell table:formula="of:=IF([.P32]&gt;[.P11];[.P11];)" office:value-type="float" office:value="1" calcext:value-type="float">
            <text:p>1</text:p>
          </table:table-cell>
          <table:table-cell table:formula="of:=IF([.Q32]&gt;[.Q11];[.Q11];)" office:value-type="float" office:value="0" calcext:value-type="float">
            <text:p>0</text:p>
          </table:table-cell>
          <table:table-cell table:formula="of:=IF([.R32]&gt;[.R11];[.R11];)" office:value-type="float" office:value="1" calcext:value-type="float">
            <text:p>1</text:p>
          </table:table-cell>
          <table:table-cell table:formula="of:=IF([.S32]&gt;[.S11];[.S11];)" office:value-type="float" office:value="3" calcext:value-type="float">
            <text:p>3</text:p>
          </table:table-cell>
          <table:table-cell table:formula="of:=IF([.T32]&gt;[.T11];[.T11];)" office:value-type="float" office:value="1" calcext:value-type="float">
            <text:p>1</text:p>
          </table:table-cell>
          <table:table-cell table:formula="of:=IF([.U32]&gt;[.U11];[.U11];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Pilons B</text:p>
          </table:table-cell>
          <table:table-cell table:formula="of:=IF(OR([.B32]&gt;[.B12];AND([.B32]=[.B12];[.B12]&lt;=[.B11]));[.B12];)" office:value-type="float" office:value="4" calcext:value-type="float">
            <text:p>4</text:p>
          </table:table-cell>
          <table:table-cell table:formula="of:=IF(OR([.C32]&gt;[.C12];AND([.C32]=[.C12];[.C12]&lt;=[.C11]));[.C12];)" office:value-type="float" office:value="0" calcext:value-type="float">
            <text:p>0</text:p>
          </table:table-cell>
          <table:table-cell table:formula="of:=IF(OR([.D32]&gt;[.D12];AND([.D32]=[.D12];[.D12]&lt;=[.D11]));[.D12];)" office:value-type="float" office:value="0" calcext:value-type="float">
            <text:p>0</text:p>
          </table:table-cell>
          <table:table-cell table:formula="of:=IF(OR([.E32]&gt;[.E12];AND([.E32]=[.E12];[.E12]&lt;=[.E11]));[.E12];)" office:value-type="float" office:value="4" calcext:value-type="float">
            <text:p>4</text:p>
          </table:table-cell>
          <table:table-cell table:formula="of:=IF(OR([.F32]&gt;[.F12];AND([.F32]=[.F12];[.F12]&lt;=[.F11]));[.F12];)" office:value-type="float" office:value="0" calcext:value-type="float">
            <text:p>0</text:p>
          </table:table-cell>
          <table:table-cell table:formula="of:=IF(OR([.G32]&gt;[.G12];AND([.G32]=[.G12];[.G12]&lt;=[.G11]));[.G12];)" office:value-type="float" office:value="0" calcext:value-type="float">
            <text:p>0</text:p>
          </table:table-cell>
          <table:table-cell table:formula="of:=IF(OR([.H32]&gt;[.H12];AND([.H32]=[.H12];[.H12]&lt;=[.H11]));[.H12];)" office:value-type="float" office:value="0" calcext:value-type="float">
            <text:p>0</text:p>
          </table:table-cell>
          <table:table-cell table:formula="of:=IF(OR([.I32]&gt;[.I12];AND([.I32]=[.I12];[.I12]&lt;=[.I11]));[.I12];)" office:value-type="float" office:value="0" calcext:value-type="float">
            <text:p>0</text:p>
          </table:table-cell>
          <table:table-cell table:formula="of:=IF(OR([.J32]&gt;[.J12];AND([.J32]=[.J12];[.J12]&lt;=[.J11]));[.J12];)" office:value-type="float" office:value="0" calcext:value-type="float">
            <text:p>0</text:p>
          </table:table-cell>
          <table:table-cell table:formula="of:=IF(OR([.K32]&gt;[.K12];AND([.K32]=[.K12];[.K12]&lt;=[.K11]));[.K12];)" office:value-type="float" office:value="0" calcext:value-type="float">
            <text:p>0</text:p>
          </table:table-cell>
          <table:table-cell table:formula="of:=IF(OR([.L32]&gt;[.L12];AND([.L32]=[.L12];[.L12]&lt;=[.L11]));[.L12];)" office:value-type="float" office:value="0" calcext:value-type="float">
            <text:p>0</text:p>
          </table:table-cell>
          <table:table-cell table:formula="of:=IF(OR([.M32]&gt;[.M12];AND([.M32]=[.M12];[.M12]&lt;=[.M11]));[.M12];)" office:value-type="float" office:value="2" calcext:value-type="float">
            <text:p>2</text:p>
          </table:table-cell>
          <table:table-cell table:formula="of:=IF(OR([.N32]&gt;[.N12];AND([.N32]=[.N12];[.N12]&lt;=[.N11]));[.N12];)" office:value-type="float" office:value="0" calcext:value-type="float">
            <text:p>0</text:p>
          </table:table-cell>
          <table:table-cell table:formula="of:=IF(OR([.O32]&gt;[.O12];AND([.O32]=[.O12];[.O12]&lt;=[.O11]));[.O12];)" office:value-type="float" office:value="0" calcext:value-type="float">
            <text:p>0</text:p>
          </table:table-cell>
          <table:table-cell table:formula="of:=IF(OR([.P32]&gt;[.P12];AND([.P32]=[.P12];[.P12]&lt;=[.P11]));[.P12];)" office:value-type="float" office:value="0" calcext:value-type="float">
            <text:p>0</text:p>
          </table:table-cell>
          <table:table-cell table:formula="of:=IF(OR([.Q32]&gt;[.Q12];AND([.Q32]=[.Q12];[.Q12]&lt;=[.Q11]));[.Q12];)" office:value-type="float" office:value="2" calcext:value-type="float">
            <text:p>2</text:p>
          </table:table-cell>
          <table:table-cell table:formula="of:=IF(OR([.R32]&gt;[.R12];AND([.R32]=[.R12];[.R12]&lt;=[.R11]));[.R12];)" office:value-type="float" office:value="1" calcext:value-type="float">
            <text:p>1</text:p>
          </table:table-cell>
          <table:table-cell table:formula="of:=IF(OR([.S32]&gt;[.S12];AND([.S32]=[.S12];[.S12]&lt;=[.S11]));[.S12];)" office:value-type="float" office:value="1" calcext:value-type="float">
            <text:p>1</text:p>
          </table:table-cell>
          <table:table-cell table:formula="of:=IF(OR([.T32]&gt;[.T12];AND([.T32]=[.T12];[.T12]&lt;=[.T11]));[.T12];)" office:value-type="float" office:value="0" calcext:value-type="float">
            <text:p>0</text:p>
          </table:table-cell>
          <table:table-cell table:formula="of:=IF(OR([.U32]&gt;[.U12];AND([.U32]=[.U12];[.U12]&lt;=[.U11]));[.U12];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Pilons C</text:p>
          </table:table-cell>
          <table:table-cell table:formula="of:=IF(OR([.B32]&gt;[.B13];AND([.B32]=[.B13];OR([.B13]&lt;=[.B11];[.B13]&lt;=[.B12])));[.B13];)" office:value-type="float" office:value="0" calcext:value-type="float">
            <text:p>0</text:p>
          </table:table-cell>
          <table:table-cell table:formula="of:=IF(OR([.C32]&gt;[.C13];AND([.C32]=[.C13];OR([.C13]&lt;=[.C11];[.C13]&lt;=[.C12])));[.C13];)" office:value-type="float" office:value="4" calcext:value-type="float">
            <text:p>4</text:p>
          </table:table-cell>
          <table:table-cell table:formula="of:=IF(OR([.D32]&gt;[.D13];AND([.D32]=[.D13];OR([.D13]&lt;=[.D11];[.D13]&lt;=[.D12])));[.D13];)" office:value-type="float" office:value="0" calcext:value-type="float">
            <text:p>0</text:p>
          </table:table-cell>
          <table:table-cell table:formula="of:=IF(OR([.E32]&gt;[.E13];AND([.E32]=[.E13];OR([.E13]&lt;=[.E11];[.E13]&lt;=[.E12])));[.E13];)" office:value-type="float" office:value="4" calcext:value-type="float">
            <text:p>4</text:p>
          </table:table-cell>
          <table:table-cell table:formula="of:=IF(OR([.F32]&gt;[.F13];AND([.F32]=[.F13];OR([.F13]&lt;=[.F11];[.F13]&lt;=[.F12])));[.F13];)" office:value-type="float" office:value="1" calcext:value-type="float">
            <text:p>1</text:p>
          </table:table-cell>
          <table:table-cell table:formula="of:=IF(OR([.G32]&gt;[.G13];AND([.G32]=[.G13];OR([.G13]&lt;=[.G11];[.G13]&lt;=[.G12])));[.G13];)" office:value-type="float" office:value="0" calcext:value-type="float">
            <text:p>0</text:p>
          </table:table-cell>
          <table:table-cell table:formula="of:=IF(OR([.H32]&gt;[.H13];AND([.H32]=[.H13];OR([.H13]&lt;=[.H11];[.H13]&lt;=[.H12])));[.H13];)" office:value-type="float" office:value="1" calcext:value-type="float">
            <text:p>1</text:p>
          </table:table-cell>
          <table:table-cell table:formula="of:=IF(OR([.I32]&gt;[.I13];AND([.I32]=[.I13];OR([.I13]&lt;=[.I11];[.I13]&lt;=[.I12])));[.I13];)" office:value-type="float" office:value="0" calcext:value-type="float">
            <text:p>0</text:p>
          </table:table-cell>
          <table:table-cell table:formula="of:=IF(OR([.J32]&gt;[.J13];AND([.J32]=[.J13];OR([.J13]&lt;=[.J11];[.J13]&lt;=[.J12])));[.J13];)" office:value-type="float" office:value="1" calcext:value-type="float">
            <text:p>1</text:p>
          </table:table-cell>
          <table:table-cell table:formula="of:=IF(OR([.K32]&gt;[.K13];AND([.K32]=[.K13];OR([.K13]&lt;=[.K11];[.K13]&lt;=[.K12])));[.K13];)" office:value-type="float" office:value="0" calcext:value-type="float">
            <text:p>0</text:p>
          </table:table-cell>
          <table:table-cell table:formula="of:=IF(OR([.L32]&gt;[.L13];AND([.L32]=[.L13];OR([.L13]&lt;=[.L11];[.L13]&lt;=[.L12])));[.L13];)" office:value-type="float" office:value="2" calcext:value-type="float">
            <text:p>2</text:p>
          </table:table-cell>
          <table:table-cell table:formula="of:=IF(OR([.M32]&gt;[.M13];AND([.M32]=[.M13];OR([.M13]&lt;=[.M11];[.M13]&lt;=[.M12])));[.M13];)" office:value-type="float" office:value="0" calcext:value-type="float">
            <text:p>0</text:p>
          </table:table-cell>
          <table:table-cell table:formula="of:=IF(OR([.N32]&gt;[.N13];AND([.N32]=[.N13];OR([.N13]&lt;=[.N11];[.N13]&lt;=[.N12])));[.N13];)" office:value-type="float" office:value="0" calcext:value-type="float">
            <text:p>0</text:p>
          </table:table-cell>
          <table:table-cell table:formula="of:=IF(OR([.O32]&gt;[.O13];AND([.O32]=[.O13];OR([.O13]&lt;=[.O11];[.O13]&lt;=[.O12])));[.O13];)" office:value-type="float" office:value="0" calcext:value-type="float">
            <text:p>0</text:p>
          </table:table-cell>
          <table:table-cell table:formula="of:=IF(OR([.P32]&gt;[.P13];AND([.P32]=[.P13];OR([.P13]&lt;=[.P11];[.P13]&lt;=[.P12])));[.P13];)" office:value-type="float" office:value="1" calcext:value-type="float">
            <text:p>1</text:p>
          </table:table-cell>
          <table:table-cell table:formula="of:=IF(OR([.Q32]&gt;[.Q13];AND([.Q32]=[.Q13];OR([.Q13]&lt;=[.Q11];[.Q13]&lt;=[.Q12])));[.Q13];)" office:value-type="float" office:value="0" calcext:value-type="float">
            <text:p>0</text:p>
          </table:table-cell>
          <table:table-cell table:formula="of:=IF(OR([.R32]&gt;[.R13];AND([.R32]=[.R13];OR([.R13]&lt;=[.R11];[.R13]&lt;=[.R12])));[.R13];)" office:value-type="float" office:value="0" calcext:value-type="float">
            <text:p>0</text:p>
          </table:table-cell>
          <table:table-cell table:formula="of:=IF(OR([.S32]&gt;[.S13];AND([.S32]=[.S13];OR([.S13]&lt;=[.S11];[.S13]&lt;=[.S12])));[.S13];)" office:value-type="float" office:value="0" calcext:value-type="float">
            <text:p>0</text:p>
          </table:table-cell>
          <table:table-cell table:formula="of:=IF(OR([.T32]&gt;[.T13];AND([.T32]=[.T13];OR([.T13]&lt;=[.T11];[.T13]&lt;=[.T12])));[.T13];)" office:value-type="float" office:value="4" calcext:value-type="float">
            <text:p>4</text:p>
          </table:table-cell>
          <table:table-cell table:formula="of:=IF(OR([.U32]&gt;[.U13];AND([.U32]=[.U13];OR([.U13]&lt;=[.U11];[.U13]&lt;=[.U12])));[.U13];)" office:value-type="float" office:value="1" calcext:value-type="float">
            <text:p>1</text:p>
          </table:table-cell>
        </table:table-row>
        <table:table-row table:style-name="ro1" table:visibility="collapse">
          <table:table-cell/>
          <table:table-cell table:style-name="Default" table:number-columns-repeated="20"/>
        </table:table-row>
        <table:table-row table:style-name="ro1">
          <table:table-cell table:style-name="ce2" office:value-type="string" calcext:value-type="string" table:number-columns-spanned="21" table:number-rows-spanned="1">
            <text:p>Comment instruire une résultante (exemple avec trois collections)</text:p>
          </table:table-cell>
          <table:covered-table-cell table:number-columns-repeated="20" table:style-name="Default"/>
        </table:table-row>
        <table:table-row table:style-name="ro1" table:number-rows-repeated="5">
          <table:table-cell/>
          <table:table-cell table:style-name="Default" table:number-columns-repeated="20"/>
        </table:table-row>
        <table:table-row table:style-name="ro1">
          <table:table-cell office:value-type="string" calcext:value-type="string">
            <text:p>Relié</text:p>
          </table:table-cell>
          <table:table-cell table:style-name="ce4"/>
          <table:table-cell table:style-name="ce10" office:value-type="float" office:value="4" calcext:value-type="float">
            <text:p>4</text:p>
          </table:table-cell>
          <table:table-cell table:style-name="ce4" table:number-columns-repeated="18"/>
        </table:table-row>
        <table:table-row table:style-name="ro1">
          <table:table-cell office:value-type="string" calcext:value-type="string">
            <text:p>Non relié</text:p>
          </table:table-cell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4" table:number-columns-repeated="18"/>
        </table:table-row>
        <table:table-row table:style-name="ro1">
          <table:table-cell office:value-type="string" calcext:value-type="string">
            <text:p>Relié mais mal</text:p>
          </table:table-cell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4" table:number-columns-repeated="18"/>
        </table:table-row>
        <table:table-row table:style-name="ro1">
          <table:table-cell office:value-type="string" calcext:value-type="string">
            <text:p>Non relié mauvais état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4" table:number-columns-repeated="18"/>
        </table:table-row>
        <table:table-row table:style-name="ro1">
          <table:table-cell office:value-type="string" calcext:value-type="string">
            <text:p>rien</text:p>
          </table:table-cell>
          <table:table-cell table:style-name="ce4"/>
          <table:table-cell table:style-name="ce10" office:value-type="float" office:value="0" calcext:value-type="float">
            <text:p>0</text:p>
          </table:table-cell>
          <table:table-cell table:style-name="ce4" table:number-columns-repeated="18"/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 table:style-name="ce1" office:value-type="string" calcext:value-type="string">
            <text:p>Temp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 office:value-type="string" calcext:value-type="string">
            <text:p>Collection A (collection mère)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style-name="ce6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lection B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6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lection C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ce4" table:number-columns-repeated="20"/>
        </table:table-row>
        <table:table-row table:style-name="ro1">
          <table:table-cell office:value-type="string" calcext:value-type="string">
            <text:p>Cycle des éléments reliés</text:p>
          </table:table-cell>
          <table:table-cell table:style-name="ce4" table:number-columns-repeated="20"/>
        </table:table-row>
        <table:table-row table:style-name="ro1">
          <table:table-cell office:value-type="string" calcext:value-type="string">
            <text:p>Contribution initiale A</text:p>
          </table:table-cell>
          <table:table-cell table:number-columns-repeated="4"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éliorations par B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éliorations par C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 office:value-type="string" calcext:value-type="string">
            <text:p>Résultante intermédiaire</text:p>
          </table:table-cell>
          <table:table-cell table:number-columns-repeated="4"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number-columns-repeated="5" table:style-name="ce9" office:value-type="float" office:value="4" calcext:value-type="float">
            <text:p>4</text:p>
          </table:table-cell>
        </table:table-row>
        <table:table-row table:style-name="ro1" table:number-rows-repeated="2">
          <table:table-cell/>
          <table:table-cell table:style-name="ce4" table:number-columns-repeated="20"/>
        </table:table-row>
        <table:table-row table:style-name="ro1">
          <table:table-cell office:value-type="string" calcext:value-type="string">
            <text:p>Cycle des éléments non reliés</text:p>
          </table:table-cell>
          <table:table-cell table:style-name="ce4" table:number-columns-repeated="20"/>
        </table:table-row>
        <table:table-row table:style-name="ro1">
          <table:table-cell office:value-type="string" calcext:value-type="string">
            <text:p>Améliorations par A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uvelle résultante intermédiaire</text:p>
          </table:table-cell>
          <table:table-cell table:number-columns-repeated="4"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number-columns-repeated="5" table:style-name="ce9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 office:value-type="string" calcext:value-type="string">
            <text:p>Améliorations par B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7" table:style-name="ce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uvelle résultante intermédiaire</text:p>
          </table:table-cell>
          <table:table-cell table:number-columns-repeated="4"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5" table:style-name="ce9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 office:value-type="string" calcext:value-type="string">
            <text:p>Améliorations par C</text:p>
          </table:table-cell>
          <table:table-cell table:number-columns-repeated="20" table:style-name="ce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ésultante finale</text:p>
          </table:table-cell>
          <table:table-cell table:number-columns-repeated="4"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5" table:style-name="ce9" office:value-type="float" office:value="4" calcext:value-type="float">
            <text:p>4</text:p>
          </table:table-cell>
        </table:table-row>
        <table:table-row table:style-name="ro1" table:number-rows-repeated="3">
          <table:table-cell/>
          <table:table-cell table:style-name="ce4" table:number-columns-repeated="20"/>
        </table:table-row>
        <table:table-row table:style-name="ro1">
          <table:table-cell office:value-type="string" calcext:value-type="string">
            <text:p>Pilons A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lons B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lons C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</table:table-row>
        <calcext:conditional-formats>
          <calcext:conditional-format calcext:target-range-address="français.B54:français.B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B54"/>
          </calcext:conditional-format>
          <calcext:conditional-format calcext:target-range-address="français.C54:français.C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C54"/>
          </calcext:conditional-format>
          <calcext:conditional-format calcext:target-range-address="français.D54:français.D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D54"/>
          </calcext:conditional-format>
          <calcext:conditional-format calcext:target-range-address="français.E54:français.E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E54"/>
          </calcext:conditional-format>
          <calcext:conditional-format calcext:target-range-address="français.F54:français.F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F54"/>
          </calcext:conditional-format>
          <calcext:conditional-format calcext:target-range-address="français.G54:français.G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G54"/>
          </calcext:conditional-format>
          <calcext:conditional-format calcext:target-range-address="français.H54:français.H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H54"/>
          </calcext:conditional-format>
          <calcext:conditional-format calcext:target-range-address="français.I54:français.I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I54"/>
          </calcext:conditional-format>
          <calcext:conditional-format calcext:target-range-address="français.J54:français.J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J54"/>
          </calcext:conditional-format>
          <calcext:conditional-format calcext:target-range-address="français.K54:français.K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K54"/>
          </calcext:conditional-format>
          <calcext:conditional-format calcext:target-range-address="français.L54:français.L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L54"/>
          </calcext:conditional-format>
          <calcext:conditional-format calcext:target-range-address="français.M54:français.M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M54"/>
          </calcext:conditional-format>
          <calcext:conditional-format calcext:target-range-address="français.N54:français.N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N54"/>
          </calcext:conditional-format>
          <calcext:conditional-format calcext:target-range-address="français.O54:français.O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O54"/>
          </calcext:conditional-format>
          <calcext:conditional-format calcext:target-range-address="français.P54:français.P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P54"/>
          </calcext:conditional-format>
          <calcext:conditional-format calcext:target-range-address="français.Q54:français.Q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Q54"/>
          </calcext:conditional-format>
          <calcext:conditional-format calcext:target-range-address="français.R54:français.R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R54"/>
          </calcext:conditional-format>
          <calcext:conditional-format calcext:target-range-address="français.S54:français.S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S54"/>
          </calcext:conditional-format>
          <calcext:conditional-format calcext:target-range-address="français.T54:français.T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T54"/>
          </calcext:conditional-format>
          <calcext:conditional-format calcext:target-range-address="français.U54:français.U54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U54"/>
          </calcext:conditional-format>
          <calcext:conditional-format calcext:target-range-address="français.B55:français.B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B55"/>
          </calcext:conditional-format>
          <calcext:conditional-format calcext:target-range-address="français.C55:français.C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C55"/>
          </calcext:conditional-format>
          <calcext:conditional-format calcext:target-range-address="français.D55:français.D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D55"/>
          </calcext:conditional-format>
          <calcext:conditional-format calcext:target-range-address="français.E55:français.E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E55"/>
          </calcext:conditional-format>
          <calcext:conditional-format calcext:target-range-address="français.F55:français.F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F55"/>
          </calcext:conditional-format>
          <calcext:conditional-format calcext:target-range-address="français.G55:français.G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G55"/>
          </calcext:conditional-format>
          <calcext:conditional-format calcext:target-range-address="français.H55:français.H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H55"/>
          </calcext:conditional-format>
          <calcext:conditional-format calcext:target-range-address="français.I55:français.I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I55"/>
          </calcext:conditional-format>
          <calcext:conditional-format calcext:target-range-address="français.J55:français.J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J55"/>
          </calcext:conditional-format>
          <calcext:conditional-format calcext:target-range-address="français.K55:français.K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K55"/>
          </calcext:conditional-format>
          <calcext:conditional-format calcext:target-range-address="français.L55:français.L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L55"/>
          </calcext:conditional-format>
          <calcext:conditional-format calcext:target-range-address="français.M55:français.M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M55"/>
          </calcext:conditional-format>
          <calcext:conditional-format calcext:target-range-address="français.N55:français.N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N55"/>
          </calcext:conditional-format>
          <calcext:conditional-format calcext:target-range-address="français.O55:français.O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O55"/>
          </calcext:conditional-format>
          <calcext:conditional-format calcext:target-range-address="français.P55:français.P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P55"/>
          </calcext:conditional-format>
          <calcext:conditional-format calcext:target-range-address="français.Q55:français.Q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Q55"/>
          </calcext:conditional-format>
          <calcext:conditional-format calcext:target-range-address="français.R55:français.R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R55"/>
          </calcext:conditional-format>
          <calcext:conditional-format calcext:target-range-address="français.S55:français.S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S55"/>
          </calcext:conditional-format>
          <calcext:conditional-format calcext:target-range-address="français.T55:français.T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T55"/>
          </calcext:conditional-format>
          <calcext:conditional-format calcext:target-range-address="français.U55:français.U55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U55"/>
          </calcext:conditional-format>
          <calcext:conditional-format calcext:target-range-address="français.B56:français.B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B56"/>
          </calcext:conditional-format>
          <calcext:conditional-format calcext:target-range-address="français.C56:français.C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C56"/>
          </calcext:conditional-format>
          <calcext:conditional-format calcext:target-range-address="français.D56:français.D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D56"/>
          </calcext:conditional-format>
          <calcext:conditional-format calcext:target-range-address="français.E56:français.E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E56"/>
          </calcext:conditional-format>
          <calcext:conditional-format calcext:target-range-address="français.F56:français.F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F56"/>
          </calcext:conditional-format>
          <calcext:conditional-format calcext:target-range-address="français.G56:français.G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G56"/>
          </calcext:conditional-format>
          <calcext:conditional-format calcext:target-range-address="français.H56:français.H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H56"/>
          </calcext:conditional-format>
          <calcext:conditional-format calcext:target-range-address="français.I56:français.I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I56"/>
          </calcext:conditional-format>
          <calcext:conditional-format calcext:target-range-address="français.J56:français.J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J56"/>
          </calcext:conditional-format>
          <calcext:conditional-format calcext:target-range-address="français.K56:français.K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K56"/>
          </calcext:conditional-format>
          <calcext:conditional-format calcext:target-range-address="français.L56:français.L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L56"/>
          </calcext:conditional-format>
          <calcext:conditional-format calcext:target-range-address="français.M56:français.M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M56"/>
          </calcext:conditional-format>
          <calcext:conditional-format calcext:target-range-address="français.N56:français.N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N56"/>
          </calcext:conditional-format>
          <calcext:conditional-format calcext:target-range-address="français.O56:français.O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O56"/>
          </calcext:conditional-format>
          <calcext:conditional-format calcext:target-range-address="français.P56:français.P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P56"/>
          </calcext:conditional-format>
          <calcext:conditional-format calcext:target-range-address="français.Q56:français.Q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Q56"/>
          </calcext:conditional-format>
          <calcext:conditional-format calcext:target-range-address="français.R56:français.R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R56"/>
          </calcext:conditional-format>
          <calcext:conditional-format calcext:target-range-address="français.S56:français.S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S56"/>
          </calcext:conditional-format>
          <calcext:conditional-format calcext:target-range-address="français.T56:français.T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T56"/>
          </calcext:conditional-format>
          <calcext:conditional-format calcext:target-range-address="français.U56:français.U56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english.U56"/>
          </calcext:conditional-format>
          <calcext:conditional-format calcext:target-range-address="français.B54:français.U56 français.B60:français.U62 français.B64:français.U64 français.B68:français.U69 français.B71:français.U72 français.B74:français.U75 français.B79:français.U81">
            <calcext:color-scale>
              <calcext:color-scale-entry calcext:value="0" calcext:type="minimum" calcext:color="#ffffff"/>
              <calcext:color-scale-entry calcext:value="50" calcext:type="percentile" calcext:color="#ff9900"/>
              <calcext:color-scale-entry calcext:value="0" calcext:type="maximum" calcext:color="#996633"/>
            </calcext:color-scale>
          </calcext:conditional-format>
          <calcext:conditional-format calcext:target-range-address="français.C46:français.C50">
            <calcext:color-scale>
              <calcext:color-scale-entry calcext:value="0" calcext:type="minimum" calcext:color="#ffffff"/>
              <calcext:color-scale-entry calcext:value="50" calcext:type="percentile" calcext:color="#ff9900"/>
              <calcext:color-scale-entry calcext:value="0" calcext:type="maximum" calcext:color="#996633"/>
            </calcext:color-scale>
            <calcext:condition calcext:apply-style-name="Default" calcext:value="=0" calcext:base-cell-address="english.C46"/>
          </calcext:conditional-format>
          <calcext:conditional-format calcext:target-range-address="français.C2:français.C6 français.B11:français.U38">
            <calcext:color-scale>
              <calcext:color-scale-entry calcext:value="0" calcext:type="minimum" calcext:color="#ffffff"/>
              <calcext:color-scale-entry calcext:value="50" calcext:type="percentile" calcext:color="#ff9900"/>
              <calcext:color-scale-entry calcext:value="0" calcext:type="maximum" calcext:color="#996633"/>
            </calcext:color-scale>
          </calcext:conditional-format>
        </calcext:conditional-formats>
      </table:table>
      <table:table table:name="english" table:style-name="ta1">
        <table:table-column table:style-name="co4" table:default-cell-style-name="Default"/>
        <table:table-column table:style-name="co2" table:number-columns-repeated="20" table:default-cell-style-name="ce68"/>
        <table:table-row table:style-name="ro1">
          <table:table-cell table:style-name="ce2" office:value-type="string" calcext:value-type="string" table:number-columns-spanned="21" table:number-rows-spanned="1">
            <text:p>How to instruct a resulting collection (example with three collections)</text:p>
          </table:table-cell>
          <table:covered-table-cell table:number-columns-repeated="20" table:style-name="Default"/>
        </table:table-row>
        <table:table-row table:style-name="ro1" table:number-rows-repeated="5">
          <table:table-cell table:style-name="ce2"/>
          <table:table-cell table:style-name="Default" table:number-columns-repeated="20"/>
        </table:table-row>
        <table:table-row table:style-name="ro1">
          <table:table-cell office:value-type="string" calcext:value-type="string">
            <text:p>Bound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 table:number-columns-repeated="18"/>
        </table:table-row>
        <table:table-row table:style-name="ro1">
          <table:table-cell office:value-type="string" calcext:value-type="string">
            <text:p>Not bound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 table:number-columns-repeated="18"/>
        </table:table-row>
        <table:table-row table:style-name="ro1">
          <table:table-cell office:value-type="string" calcext:value-type="string">
            <text:p>Bad bound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 table:number-columns-repeated="18"/>
        </table:table-row>
        <table:table-row table:style-name="ro1">
          <table:table-cell office:value-type="string" calcext:value-type="string">
            <text:p>Bad not bound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18"/>
        </table:table-row>
        <table:table-row table:style-name="ro1">
          <table:table-cell office:value-type="string" calcext:value-type="string">
            <text:p>Nothin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 table:number-columns-repeated="18"/>
        </table:table-row>
        <table:table-row table:style-name="ro1" table:number-rows-repeated="2">
          <table:table-cell/>
          <table:table-cell table:style-name="Default" table:number-columns-repeated="20"/>
        </table:table-row>
        <table:table-row table:style-name="ro1">
          <table:table-cell table:style-name="ce1" office:value-type="string" calcext:value-type="string">
            <text:p>Time sca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Default" table:number-columns-repeated="20"/>
        </table:table-row>
        <table:table-row table:style-name="ro1">
          <table:table-cell office:value-type="string" calcext:value-type="string">
            <text:p>A collection A (mother collection)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 collec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 collec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Bound elements instruction phas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 initial contribu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 collection enhancement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 collection enhanceme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Intermediate resulting collec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Not bound elements instruction phas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 collection enhancement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intermediate resulting collec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B collection enhancement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intermediate resulting collec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 collection enhancements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al resulting collec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A collection discarded element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 collection discarded elemen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 collection discarded element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5">
          <table:table-cell/>
          <table:table-cell table:style-name="Default" table:number-columns-repeated="20"/>
        </table:table-row>
        <table:table-row table:style-name="ro1">
          <table:table-cell table:style-name="ce1"/>
          <table:table-cell table:style-name="Default" table:number-columns-repeated="20"/>
        </table:table-row>
        <calcext:conditional-formats>
          <calcext:conditional-format calcext:target-range-address="english.C7:english.C11 english.B16:english.U43">
            <calcext:color-scale>
              <calcext:color-scale-entry calcext:value="0" calcext:type="minimum" calcext:color="#ffffff"/>
              <calcext:color-scale-entry calcext:value="50" calcext:type="percentile" calcext:color="#ff9900"/>
              <calcext:color-scale-entry calcext:value="0" calcext:type="maximum" calcext:color="#9966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shadow="none" fo:background-color="transparent" loext:scale-to-X="1" loext:scale-to-Y="1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left>
          <text:p>G. Gressot 20191211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00/00/0000</text:date>, <text:time style:data-style-name="N2" text:time-value="14:49:56.448714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1:10:57.177448021</meta:creation-date>
    <dc:date>2019-12-11T14:53:18.179742724</dc:date>
    <meta:editing-duration>PT1H56M8S</meta:editing-duration>
    <meta:editing-cycles>23</meta:editing-cycles>
    <meta:generator>LibreOffice/5.1.6.2$Linux_x86 LibreOffice_project/10m0$Build-2</meta:generator>
    <meta:document-statistic meta:table-count="2" meta:cell-count="1109" meta:object-count="0"/>
  </office:meta>
</office:document-meta>
</file>